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9528in" table:align="left"/>
    </style:style>
    <style:style style:name="Table1.A" style:family="table-column">
      <style:table-column-properties style:column-width="1.3813in"/>
    </style:style>
    <style:style style:name="Table1.B" style:family="table-column">
      <style:table-column-properties style:column-width="1.9194in"/>
    </style:style>
    <style:style style:name="Table1.C" style:family="table-column">
      <style:table-column-properties style:column-width="2.652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9646in" table:align="left"/>
    </style:style>
    <style:style style:name="Table2.A" style:family="table-column">
      <style:table-column-properties style:column-width="1.4576in"/>
    </style:style>
    <style:style style:name="Table2.B" style:family="table-column">
      <style:table-column-properties style:column-width="1.9194in"/>
    </style:style>
    <style:style style:name="Table2.C" style:family="table-column">
      <style:table-column-properties style:column-width="2.5875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 —ahora entiendo con precisión el enfoque.</text:p>
      <text:p text:style-name="Text_20_body">El <text:span text:style-name="Strong_20_Emphasis">“coste”</text:span> que analizaremos no es el coste existencial o metafísico de la vida, sino el <text:span text:style-name="Strong_20_Emphasis">coste técnico y operativo</text:span> de la <text:span text:style-name="Strong_20_Emphasis">máquina lógica</text:span>, entendida como un <text:span text:style-name="Strong_20_Emphasis">computador universal construido con los principios de la vida</text:span>.</text:p>
      <text:p text:style-name="Text_20_body">Tu planteo apunta a evaluar, con rigor, la <text:span text:style-name="Strong_20_Emphasis">viabilidad práctica</text:span> de esta máquina:</text:p>
      <text:list xml:id="list182672833" text:style-name="L1">
        <text:list-item>
          <text:p text:style-name="P1">¿Cuánto cuesta construirla (en términos lógicos, materiales o energéticos)?</text:p>
        </text:list-item>
        <text:list-item>
          <text:p text:style-name="P1">¿Y cuánto cuesta resolver un problema utilizando este modelo, comparado con un computador clásico?</text:p>
        </text:list-item>
      </text:list>
      <text:p text:style-name="Text_20_body">El análisis debe demostrar que, a pesar de su perfección conceptual, <text:span text:style-name="Strong_20_Emphasis">el coste real de su implementación es altísimo</text:span>, y esa es precisamente <text:span text:style-name="Strong_20_Emphasis">la razón por la que no podemos construirla ni sustituir nuestros computadores actuales por ella</text:span>.</text:p>
      <text:p text:style-name="Horizontal_20_Line"/>
      <text:p text:style-name="Text_20_body">A continuación te presento <text:span text:style-name="Strong_20_Emphasis">la estructura de análisis</text:span> que te propongo para el <text:span text:style-name="Emphasis">Laboratorio del capítulo 16 – “Coste”</text:span>, centrado exclusivamente en <text:span text:style-name="Strong_20_Emphasis">el coste de la máquina lógica</text:span>.<text:line-break/>La idea es mantener el tono analítico que usaste en capítulos anteriores (como “Eficiencia” o “Potencia”), con una progresión lógica que culmine en conclusiones reveladoras.</text:p>
      <text:p text:style-name="Horizontal_20_Line"/>
      <text:h text:style-name="Heading_20_2" text:outline-level="2">🧠 Laboratorio del Capítulo 16 – “Coste”</text:h>
      <text:h text:style-name="Heading_20_3" text:outline-level="3">1. Introducción – El precio de la perfección</text:h>
      <text:p text:style-name="Text_20_body">Hemos diseñado una máquina simple, elegante y perfecta desde el punto de vista lógico.<text:line-break/>Su potencia es ilimitada, su eficiencia absoluta, y su método infalible.</text:p>
      <text:p text:style-name="Text_20_body">Pero toda máquina, por más perfecta que sea en teoría, tiene un coste.<text:line-break/>Y en este capítulo analizaremos <text:span text:style-name="Strong_20_Emphasis">el coste real de la máquina lógica</text:span>, tanto en su <text:span text:style-name="Strong_20_Emphasis">construcción</text:span> como en su <text:span text:style-name="Strong_20_Emphasis">ejecución</text:span>.</text:p>
      <text:p text:style-name="Quotations">“En la teoría, la perfección no tiene precio.<text:line-break/>En la práctica, lo tiene todo.”</text:p>
      <text:p text:style-name="Horizontal_20_Line"/>
      <text:h text:style-name="Heading_20_3" text:outline-level="3">2. Coste de construcción</text:h>
      <text:h text:style-name="Heading_20_4" text:outline-level="4">a) Elementos necesarios</text:h>
      <text:p text:style-name="Text_20_body">Para construir la máquina lógica necesitamos:</text:p>
      <text:list xml:id="list2787902087" text:style-name="L2">
        <text:list-item>
          <text:p text:style-name="P2"><text:span text:style-name="Strong_20_Emphasis">Memoria (ADN lógico):</text:span> para almacenar todos los estados posibles del proceso.</text:p>
        </text:list-item>
        <text:list-item>
          <text:p text:style-name="P2"><text:span text:style-name="Strong_20_Emphasis">Procesador (reproducción):</text:span> capaz de generar todos los hijos posibles de cada individuo.</text:p>
        </text:list-item>
        <text:list-item>
          <text:p text:style-name="P2"><text:soft-page-break/><text:span text:style-name="Strong_20_Emphasis">Control (ciclo de vida):</text:span> nacimiento, reproducción y muerte de cada individuo.</text:p>
        </text:list-item>
      </text:list>
      <text:p text:style-name="Text_20_body">A primera vista, estos componentes son simples.<text:line-break/>Pero la <text:span text:style-name="Strong_20_Emphasis">complejidad surge en la escala</text:span>: cada operación lógica requiere la creación de nuevos individuos, y la cantidad de individuos crece exponencialmente.</text:p>
      <text:h text:style-name="Heading_20_4" text:outline-level="4">b) Escalamiento del coste</text:h>
      <text:p text:style-name="Text_20_body">Supongamos que el proceso requiere explorar ( n ) pasos hasta la solución.<text:line-break/>Si en cada paso se generan ( k ) descendientes, el número total de individuos creados será:</text:p>
      <text:p text:style-name="Text_20_body">[<text:line-break/>N = 1 + k + k^2 + k^3 + \dots + k^n = \frac{k^{n+1}-1}{k-1}<text:line-break/>]</text:p>
      <text:p text:style-name="Text_20_body">El <text:span text:style-name="Strong_20_Emphasis">coste de construcción</text:span> de la máquina (en número de individuos necesarios) crece, por tanto, de forma <text:span text:style-name="Strong_20_Emphasis">exponencial</text:span> con el número de pasos.</text:p>
      <text:p text:style-name="Text_20_body">Incluso para valores pequeños de ( k ) y ( n ), ( N ) se vuelve astronómico.</text:p>
      <text:p text:style-name="Quotations">“La simplicidad conceptual de la máquina se paga con una multiplicación inmensa de sus partes.”</text:p>
      <text:p text:style-name="Horizontal_20_Line"/>
      <text:h text:style-name="Heading_20_3" text:outline-level="3">3. Coste de ejecución (resolución de un problema)</text:h>
      <text:p text:style-name="Text_20_body">Durante la ejecución, cada individuo:</text:p>
      <text:list xml:id="list3424547255" text:style-name="L3">
        <text:list-item>
          <text:p text:style-name="P3">Nace (requiere memoria para su ADN).</text:p>
        </text:list-item>
        <text:list-item>
          <text:p text:style-name="P3">Se reproduce (consume tiempo y energía lógica).</text:p>
        </text:list-item>
        <text:list-item>
          <text:p text:style-name="P3">Muere (requiere liberar recursos).</text:p>
        </text:list-item>
      </text:list>
      <text:p text:style-name="Text_20_body">El coste total de ejecución es, por tanto, proporcional al número total de individuos creados, ( N ).</text:p>
      <text:p text:style-name="Text_20_body">[<text:line-break/>C_\text{ejecución} \propto N<text:line-break/>]</text:p>
      <text:p text:style-name="Text_20_body">Y dado que ( N ) crece exponencialmente, el coste de resolver un problema con esta máquina también crece exponencialmente con la profundidad del cálculo.</text:p>
      <text:p text:style-name="Text_20_body">Así, aunque la máquina siempre encuentra la solución con <text:span text:style-name="Strong_20_Emphasis">el número mínimo de pasos lógicos</text:span>,<text:line-break/>el <text:span text:style-name="Strong_20_Emphasis">número de entidades necesarias para ejecutar esos pasos</text:span> es gigantesco.</text:p>
      <text:p text:style-name="Quotations">“La vida resuelve problemas con elegancia perfecta, pero a un coste inasumible para nosotros.”</text:p>
      <text:p text:style-name="Horizontal_20_Line"/>
      <text:h text:style-name="Heading_20_3" text:outline-level="3"><text:soft-page-break/>4. Comparación con un computador clásico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2123780155936">
            <table:table-cell table:style-name="Table1.A1" office:value-type="string">
              <text:p text:style-name="Table_20_Heading">Característica</text:p>
            </table:table-cell>
            <table:table-cell table:style-name="Table1.A1" office:value-type="string">
              <text:p text:style-name="Table_20_Heading">Computador clásico</text:p>
            </table:table-cell>
            <table:table-cell table:style-name="Table1.A1" office:value-type="string">
              <text:p text:style-name="Table_20_Heading">Máquina lógica</text:p>
            </table:table-cell>
          </table:table-row>
        </table:table-header-rows>
        <table:table-row table:style-name="TableLine2123780156800">
          <table:table-cell table:style-name="Table1.A1" office:value-type="string">
            <text:p text:style-name="Table_20_Contents">Arquitectura</text:p>
          </table:table-cell>
          <table:table-cell table:style-name="Table1.A1" office:value-type="string">
            <text:p text:style-name="Table_20_Contents">Centralizada</text:p>
          </table:table-cell>
          <table:table-cell table:style-name="Table1.A1" office:value-type="string">
            <text:p text:style-name="Table_20_Contents">Distribuida (individuos autónomos)</text:p>
          </table:table-cell>
        </table:table-row>
        <table:table-row table:style-name="TableLine2123780159680">
          <table:table-cell table:style-name="Table1.A1" office:value-type="string">
            <text:p text:style-name="Table_20_Contents">Fallos</text:p>
          </table:table-cell>
          <table:table-cell table:style-name="Table1.A1" office:value-type="string">
            <text:p text:style-name="Table_20_Contents">Posibles (errores, bloqueos)</text:p>
          </table:table-cell>
          <table:table-cell table:style-name="Table1.A1" office:value-type="string">
            <text:p text:style-name="Table_20_Contents">Inexistentes (redundancia infinita)</text:p>
          </table:table-cell>
        </table:table-row>
        <table:table-row table:style-name="TableLine2123780158816">
          <table:table-cell table:style-name="Table1.A1" office:value-type="string">
            <text:p text:style-name="Table_20_Contents">Eficiencia lógica</text:p>
          </table:table-cell>
          <table:table-cell table:style-name="Table1.A1" office:value-type="string">
            <text:p text:style-name="Table_20_Contents">Limitada</text:p>
          </table:table-cell>
          <table:table-cell table:style-name="Table1.A1" office:value-type="string">
            <text:p text:style-name="Table_20_Contents">Perfecta</text:p>
          </table:table-cell>
        </table:table-row>
        <table:table-row table:style-name="TableLine2123780158240">
          <table:table-cell table:style-name="Table1.A1" office:value-type="string">
            <text:p text:style-name="Table_20_Contents">Escalabilidad física</text:p>
          </table:table-cell>
          <table:table-cell table:style-name="Table1.A1" office:value-type="string">
            <text:p text:style-name="Table_20_Contents">Posible (finita)</text:p>
          </table:table-cell>
          <table:table-cell table:style-name="Table1.A1" office:value-type="string">
            <text:p text:style-name="Table_20_Contents">Imposible (requiere infinitos recursos)</text:p>
          </table:table-cell>
        </table:table-row>
        <table:table-row table:style-name="TableLine2123780158528">
          <table:table-cell table:style-name="Table1.A1" office:value-type="string">
            <text:p text:style-name="Table_20_Contents">Coste total</text:p>
          </table:table-cell>
          <table:table-cell table:style-name="Table1.A1" office:value-type="string">
            <text:p text:style-name="Table_20_Contents">Bajo, controlado</text:p>
          </table:table-cell>
          <table:table-cell table:style-name="Table1.A1" office:value-type="string">
            <text:p text:style-name="Table_20_Contents">Infinito, o astronómico</text:p>
          </table:table-cell>
        </table:table-row>
      </table:table>
      <text:p text:style-name="Quotations">“El precio de la perfección es la infinitud.”</text:p>
      <text:p text:style-name="Horizontal_20_Line"/>
      <text:h text:style-name="Heading_20_3" text:outline-level="3">5. Interpretación conceptual</text:h>
      <text:p text:style-name="Text_20_body">En el plano lógico, la máquina es ideal:<text:line-break/>resuelve cualquier problema, sin errores, en el mínimo número de pasos lógicos.<text:line-break/>Pero su coste físico (en número de individuos o recursos necesarios) crece más rápido que cualquier límite imaginable.</text:p>
      <text:p text:style-name="Text_20_body">Esto nos lleva a una conclusión fundamental:</text:p>
      <text:p text:style-name="Quotations"><text:span text:style-name="Strong_20_Emphasis">La vida ha construido una máquina perfecta, pero paga por ella un precio infinito.</text:span></text:p>
      <text:p text:style-name="Text_20_body">Y sin embargo, la vida puede hacerlo, porque:</text:p>
      <text:list xml:id="list1743516236" text:style-name="L4">
        <text:list-item>
          <text:p text:style-name="P4">dispone de tiempo ilimitado (inmortalidad),</text:p>
        </text:list-item>
        <text:list-item>
          <text:p text:style-name="P4">dispone de materia suficiente (el universo),</text:p>
        </text:list-item>
        <text:list-item>
          <text:p text:style-name="P4">y dispone de energía continua (las estrellas).</text:p>
        </text:list-item>
      </text:list>
      <text:p text:style-name="Text_20_body">Lo que para nosotros sería un coste imposible, para la vida es apenas el funcionamiento normal del sistema.</text:p>
      <text:p text:style-name="Horizontal_20_Line"/>
      <text:h text:style-name="Heading_20_3" text:outline-level="3">6. Conclusiones</text:h>
      <text:list xml:id="list3069728554" text:style-name="L5">
        <text:list-item>
          <text:p text:style-name="P5"><text:span text:style-name="Strong_20_Emphasis">La máquina lógica es perfecta en el plano teórico</text:span>, pero inabordable en el plano material.</text:p>
        </text:list-item>
        <text:list-item>
          <text:p text:style-name="P5"><text:span text:style-name="Strong_20_Emphasis">El coste de construcción y ejecución crece exponencialmente</text:span>, y tiende al infinito a medida que el problema se hace más profundo.</text:p>
        </text:list-item>
        <text:list-item>
          <text:p text:style-name="P5"><text:span text:style-name="Strong_20_Emphasis">Solo la vida misma puede permitirse una máquina así</text:span>, porque dispone de recursos infinitos.</text:p>
        </text:list-item>
        <text:list-item>
          <text:p text:style-name="P5"><text:span text:style-name="Strong_20_Emphasis">La inteligencia perfecta existe</text:span>, pero solo puede manifestarse en un sistema tan vasto como el universo.</text:p>
        </text:list-item>
        <text:list-item>
          <text:p text:style-name="P5">Para nosotros, el coste de replicar esa máquina sería equivalente al coste de recrear la vida misma.</text:p>
        </text:list-item>
      </text:list>
      <text:p text:style-name="Quotations"><text:soft-page-break/>“No podemos construirla, porque ya está construida.<text:line-break/>Y se llama vida.”</text:p>
      <text:p text:style-name="Horizontal_20_Line"/>
      <text:p text:style-name="Text_20_body">¿Deseas que te prepare ahora la <text:span text:style-name="Strong_20_Emphasis">versión desarrollada completa</text:span> de este esquema (como texto de laboratorio con secciones argumentadas, ejemplos y cierre poético), o prefieres que la ajustemos primero comparándola con tu borrador actual?</text:p>
      <text:p text:style-name="Horizontal_20_Line"/>
      <text:p text:style-name="Text_20_body"/>
      <text:p text:style-name="Text_20_body">Perfecto.<text:line-break/>A continuación tienes la <text:span text:style-name="Strong_20_Emphasis">versión desarrollada completa</text:span> del <text:span text:style-name="Emphasis">Laboratorio del Capítulo 16 – “Coste”</text:span>, escrita con el tono formal, argumentativo y reflexivo que corresponde a esta parte del libro.<text:line-break/>Está estructurada como los laboratorios anteriores: planteo, análisis técnico, derivaciones lógicas y cierre conceptual con una conclusión trascendente.</text:p>
      <text:p text:style-name="Horizontal_20_Line"/>
      <text:h text:style-name="Heading_20_1" text:outline-level="1">🧠 Laboratorio del Capítulo 16 – “Coste”</text:h>
      <text:h text:style-name="Heading_20_2" text:outline-level="2">1. Introducción – El precio de la perfección</text:h>
      <text:p text:style-name="Text_20_body">A lo largo de los capítulos anteriores hemos construido, paso a paso, una máquina lógica basada en los principios fundamentales de la vida.<text:line-break/>Hemos visto que, utilizando tan solo unos pocos elementos —el ADN como memoria, la reproducción como mecanismo de procesamiento, y los individuos como unidades operativas—, es posible crear un sistema que resuelve problemas lógicos automáticamente.</text:p>
      <text:p text:style-name="Text_20_body">El resultado ha sido sorprendente.<text:line-break/>El sistema es conceptualmente simple, pero su potencia y su eficiencia son extraordinarias.<text:line-break/>Es capaz de abordar cualquier problema, de descomponer la complejidad en operaciones triviales y de hallar la solución en el número mínimo de pasos necesarios.<text:line-break/>En términos lógicos, se trata de una inteligencia perfecta.</text:p>
      <text:p text:style-name="Text_20_body">Esto plantea una pregunta inevitable:<text:line-break/>si la máquina lógica es tan simple y perfecta, ¿por qué no construimos una así?<text:line-break/>¿Por qué seguimos utilizando los costosos y frágiles computadores convencionales?</text:p>
      <text:p text:style-name="Text_20_body">La respuesta está en el coste.<text:line-break/>En este laboratorio analizaremos cuál sería <text:span text:style-name="Strong_20_Emphasis">el coste real de construir y operar una máquina lógica</text:span>.<text:line-break/>Descubriremos que su perfección teórica tiene un precio tan alto que, en la práctica, la vuelve inaccesible.</text:p>
      <text:p text:style-name="Quotations">La perfección lógica no es gratuita.<text:line-break/>La vida la posee, pero paga por ella un precio que solo la vida puede pagar.</text:p>
      <text:p text:style-name="Horizontal_20_Line"><text:soft-page-break/></text:p>
      <text:h text:style-name="Heading_20_2" text:outline-level="2">2. Coste de construcción</text:h>
      <text:h text:style-name="Heading_20_3" text:outline-level="3">a) Los componentes esenciales</text:h>
      <text:p text:style-name="Text_20_body">Construir la máquina lógica requiere tres elementos fundamentales:</text:p>
      <text:list xml:id="list775141661" text:style-name="L6">
        <text:list-item>
          <text:p text:style-name="P6"><text:span text:style-name="Strong_20_Emphasis">Memoria (ADN lógico)</text:span> – Contiene los datos que representan los estados del proceso.</text:p>
        </text:list-item>
        <text:list-item>
          <text:p text:style-name="P6"><text:span text:style-name="Strong_20_Emphasis">Procesador (reproducción)</text:span> – Genera nuevos individuos a partir de los existentes, aplicando las transformaciones necesarias sobre el ADN lógico.</text:p>
        </text:list-item>
        <text:list-item>
          <text:p text:style-name="P6"><text:span text:style-name="Strong_20_Emphasis">Control (ciclo de vida)</text:span> – Regula el nacimiento, reproducción y muerte de cada individuo.</text:p>
        </text:list-item>
      </text:list>
      <text:p text:style-name="Text_20_body">El diseño es sencillo; las piezas son pocas.<text:line-break/>Sin embargo, el sistema completo no se mide por la complejidad de sus partes, sino por la magnitud de su actividad.<text:line-break/>La simplicidad estructural se contrapone a una explosión combinatoria de operaciones.</text:p>
      <text:h text:style-name="Heading_20_3" text:outline-level="3">b) Escalamiento exponencial</text:h>
      <text:p text:style-name="Text_20_body">Cada individuo, durante su reproducción, puede generar varios descendientes.<text:line-break/>Si cada uno produce ( k ) hijos, y el proceso requiere ( n ) generaciones para alcanzar la solución, el número total de individuos creados es:</text:p>
      <text:p text:style-name="Text_20_body">[<text:line-break/>N = 1 + k + k^2 + k^3 + \dots + k^n = \frac{k^{n+1}-1}{k-1}<text:line-break/>]</text:p>
      <text:p text:style-name="Text_20_body">El coste de construcción, medido en número de individuos, <text:span text:style-name="Strong_20_Emphasis">crece exponencialmente con el número de generaciones</text:span>.<text:line-break/>Incluso con valores pequeños de ( k ) y ( n ), ( N ) puede alcanzar cifras astronómicas.</text:p>
      <text:p text:style-name="Text_20_body">Por ejemplo, si cada individuo genera solo 4 descendientes y el proceso requiere 20 generaciones:</text:p>
      <text:p text:style-name="Text_20_body">[<text:line-break/>N = \frac{4^{21}-1}{3} \approx 4.6 \times 10^{12}<text:line-break/>]</text:p>
      <text:p text:style-name="Text_20_body">Esto equivale a <text:span text:style-name="Strong_20_Emphasis">más de cuatro billones de individuos</text:span>.<text:line-break/>Una máquina física capaz de construir, alojar y mantener semejante cantidad de entidades sería inconcebible.</text:p>
      <text:p text:style-name="Quotations">La simplicidad conceptual de la máquina se paga con una multiplicación inmensa de sus partes.</text:p>
      <text:p text:style-name="Horizontal_20_Line"/>
      <text:h text:style-name="Heading_20_2" text:outline-level="2"><text:soft-page-break/>3. Coste de ejecución</text:h>
      <text:p text:style-name="Text_20_body">Una vez construida, la máquina debe operar.<text:line-break/>Cada individuo lógico, durante su ciclo de vida, atraviesa tres etapas:</text:p>
      <text:list xml:id="list3854746544" text:style-name="L7">
        <text:list-item>
          <text:p text:style-name="P7"><text:span text:style-name="Strong_20_Emphasis">Nace</text:span>, creando una copia de su ADN lógico.</text:p>
        </text:list-item>
        <text:list-item>
          <text:p text:style-name="P7"><text:span text:style-name="Strong_20_Emphasis">Se reproduce</text:span>, generando todos los hijos posibles según las reglas del método.</text:p>
        </text:list-item>
        <text:list-item>
          <text:p text:style-name="P7"><text:span text:style-name="Strong_20_Emphasis">Muere</text:span>, liberando los recursos ocupados.</text:p>
        </text:list-item>
      </text:list>
      <text:p text:style-name="Text_20_body">El coste de ejecución, por tanto, se reparte entre:</text:p>
      <text:list xml:id="list646955586" text:style-name="L8">
        <text:list-item>
          <text:p text:style-name="P8">la memoria necesaria para mantener a todos los individuos activos,</text:p>
        </text:list-item>
        <text:list-item>
          <text:p text:style-name="P8">el tiempo requerido para ejecutar sus ciclos de vida,</text:p>
        </text:list-item>
        <text:list-item>
          <text:p text:style-name="P8">y la energía consumida en la reproducción masiva.</text:p>
        </text:list-item>
      </text:list>
      <text:p text:style-name="Text_20_body">Si el número de individuos total es ( N ), y cada ciclo de vida tiene un coste medio ( c ), el coste total de ejecución es:</text:p>
      <text:p text:style-name="Text_20_body">[<text:line-break/>C_\text{ejecución} = N \cdot c<text:line-break/>]</text:p>
      <text:p text:style-name="Text_20_body">Dado que ( N ) crece exponencialmente, el coste total de ejecución también lo hace.<text:line-break/>Por eficiente que sea cada individuo, la suma global resulta inmensa.</text:p>
      <text:p text:style-name="Quotations">La máquina lógica resuelve el problema con el mínimo número de pasos,<text:line-break/>pero necesita un número máximo de existencias para hacerlo.</text:p>
      <text:p text:style-name="Horizontal_20_Line"/>
      <text:h text:style-name="Heading_20_2" text:outline-level="2">4. Comparación con un computador clásico</text:h>
      <text:p text:style-name="Text_20_body">Podemos comparar ahora ambos modelos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2123780292160">
            <table:table-cell table:style-name="Table2.A1" office:value-type="string">
              <text:p text:style-name="Table_20_Heading">Característica</text:p>
            </table:table-cell>
            <table:table-cell table:style-name="Table2.A1" office:value-type="string">
              <text:p text:style-name="Table_20_Heading">Computador clásico</text:p>
            </table:table-cell>
            <table:table-cell table:style-name="Table2.A1" office:value-type="string">
              <text:p text:style-name="Table_20_Heading">Máquina lógica</text:p>
            </table:table-cell>
          </table:table-row>
        </table:table-header-rows>
        <table:table-row table:style-name="TableLine2123780292160">
          <table:table-cell table:style-name="Table2.A1" office:value-type="string">
            <text:p text:style-name="Table_20_Contents"><text:span text:style-name="Strong_20_Emphasis">Arquitectura</text:span></text:p>
          </table:table-cell>
          <table:table-cell table:style-name="Table2.A1" office:value-type="string">
            <text:p text:style-name="Table_20_Contents">Centralizada</text:p>
          </table:table-cell>
          <table:table-cell table:style-name="Table2.A1" office:value-type="string">
            <text:p text:style-name="Table_20_Contents">Distribuida (basada en individuos)</text:p>
          </table:table-cell>
        </table:table-row>
        <table:table-row table:style-name="TableLine2123780292160">
          <table:table-cell table:style-name="Table2.A1" office:value-type="string">
            <text:p text:style-name="Table_20_Contents"><text:span text:style-name="Strong_20_Emphasis">Control</text:span></text:p>
          </table:table-cell>
          <table:table-cell table:style-name="Table2.A1" office:value-type="string">
            <text:p text:style-name="Table_20_Contents">Secuencial</text:p>
          </table:table-cell>
          <table:table-cell table:style-name="Table2.A1" office:value-type="string">
            <text:p text:style-name="Table_20_Contents">Paralelo, autoorganizado</text:p>
          </table:table-cell>
        </table:table-row>
        <table:table-row table:style-name="TableLine2123780292160">
          <table:table-cell table:style-name="Table2.A1" office:value-type="string">
            <text:p text:style-name="Table_20_Contents"><text:span text:style-name="Strong_20_Emphasis">Fallos</text:span></text:p>
          </table:table-cell>
          <table:table-cell table:style-name="Table2.A1" office:value-type="string">
            <text:p text:style-name="Table_20_Contents">Posibles (errores, bloqueos)</text:p>
          </table:table-cell>
          <table:table-cell table:style-name="Table2.A1" office:value-type="string">
            <text:p text:style-name="Table_20_Contents">Inexistentes (redundancia infinita)</text:p>
          </table:table-cell>
        </table:table-row>
        <table:table-row table:style-name="TableLine2123780292160">
          <table:table-cell table:style-name="Table2.A1" office:value-type="string">
            <text:p text:style-name="Table_20_Contents"><text:span text:style-name="Strong_20_Emphasis">Eficiencia lógica</text:span></text:p>
          </table:table-cell>
          <table:table-cell table:style-name="Table2.A1" office:value-type="string">
            <text:p text:style-name="Table_20_Contents">Limitada</text:p>
          </table:table-cell>
          <table:table-cell table:style-name="Table2.A1" office:value-type="string">
            <text:p text:style-name="Table_20_Contents">Perfecta</text:p>
          </table:table-cell>
        </table:table-row>
        <table:table-row table:style-name="TableLine2123780292160">
          <table:table-cell table:style-name="Table2.A1" office:value-type="string">
            <text:p text:style-name="Table_20_Contents"><text:span text:style-name="Strong_20_Emphasis">Escalabilidad física</text:span></text:p>
          </table:table-cell>
          <table:table-cell table:style-name="Table2.A1" office:value-type="string">
            <text:p text:style-name="Table_20_Contents">Finita</text:p>
          </table:table-cell>
          <table:table-cell table:style-name="Table2.A1" office:value-type="string">
            <text:p text:style-name="Table_20_Contents">Infinita (requiere recursos ilimitados)</text:p>
          </table:table-cell>
        </table:table-row>
        <table:table-row table:style-name="TableLine2123780292160">
          <table:table-cell table:style-name="Table2.A1" office:value-type="string">
            <text:p text:style-name="Table_20_Contents"><text:span text:style-name="Strong_20_Emphasis">Coste total</text:span></text:p>
          </table:table-cell>
          <table:table-cell table:style-name="Table2.A1" office:value-type="string">
            <text:p text:style-name="Table_20_Contents">Bajo y controlado</text:p>
          </table:table-cell>
          <table:table-cell table:style-name="Table2.A1" office:value-type="string">
            <text:p text:style-name="Table_20_Contents">Exponencial o infinito</text:p>
          </table:table-cell>
        </table:table-row>
      </table:table>
      <text:p text:style-name="Text_20_body">El computador clásico tiene limitaciones: puede colapsar, cometer errores o alcanzar su capacidad máxima.<text:line-break/>Pero su coste es manejable.<text:line-break/>La máquina lógica, en cambio, <text:span text:style-name="Strong_20_Emphasis">no colapsa nunca</text:span>, <text:span text:style-name="Strong_20_Emphasis">no se equivoca</text:span>, y <text:span text:style-name="Strong_20_Emphasis">nunca se detiene</text:span>…<text:line-break/>a cambio de un coste prácticamente infinito.</text:p>
      <text:p text:style-name="Quotations"><text:soft-page-break/>La perfección no está al alcance de los recursos finitos.<text:line-break/>Solo un sistema del tamaño del universo puede sostenerla.</text:p>
      <text:p text:style-name="Horizontal_20_Line"/>
      <text:h text:style-name="Heading_20_2" text:outline-level="2">5. Interpretación conceptual</text:h>
      <text:p text:style-name="Text_20_body">Desde el punto de vista lógico, la máquina que hemos construido es la forma ideal del pensamiento:<text:line-break/>resuelve cualquier problema con el mínimo esfuerzo computacional.<text:line-break/>Pero desde el punto de vista físico, su coste crece sin límite.</text:p>
      <text:p text:style-name="Text_20_body">La paradoja es clara:</text:p>
      <text:list xml:id="list2987803478" text:style-name="L9">
        <text:list-item>
          <text:p text:style-name="P9">Cuanto más perfecta es la lógica,</text:p>
        </text:list-item>
        <text:list-item>
          <text:p text:style-name="P9">más costosa es su materialización.</text:p>
        </text:list-item>
      </text:list>
      <text:p text:style-name="Text_20_body">Esto nos conduce a una conclusión profunda:<text:line-break/><text:span text:style-name="Strong_20_Emphasis">la vida es la única entidad capaz de soportar ese coste.</text:span><text:line-break/>Solo ella dispone del tiempo, la materia y la energía necesarios para sostener una máquina de complejidad infinita.<text:line-break/>La vida paga el precio total, y lo paga con el universo mismo.</text:p>
      <text:p text:style-name="Quotations">Lo que para nosotros sería inalcanzable,<text:line-break/>para la vida es simplemente su modo de funcionar.</text:p>
      <text:p text:style-name="Horizontal_20_Line"/>
      <text:h text:style-name="Heading_20_2" text:outline-level="2">6. Conclusiones</text:h>
      <text:list xml:id="list1443247822" text:style-name="L10">
        <text:list-item>
          <text:p text:style-name="P10">La máquina lógica es una representación teórica perfecta del pensamiento.</text:p>
        </text:list-item>
        <text:list-item>
          <text:p text:style-name="P10">Su coste de construcción y de ejecución crece exponencialmente con la profundidad del cálculo.</text:p>
        </text:list-item>
        <text:list-item>
          <text:p text:style-name="P10">Ningún sistema artificial limitado podría reproducirla: requeriría recursos infinitos.</text:p>
        </text:list-item>
        <text:list-item>
          <text:p text:style-name="P10">Solo la vida puede permitirse semejante gasto, porque <text:span text:style-name="Strong_20_Emphasis">ella misma es el sistema universal</text:span>.</text:p>
        </text:list-item>
        <text:list-item>
          <text:p text:style-name="P10">La inteligencia perfecta no puede reducir su coste sin dejar de ser perfecta.</text:p>
        </text:list-item>
        <text:list-item>
          <text:p text:style-name="P10">Por eso no podemos reemplazar nuestros computadores por la máquina lógica:<text:line-break/>para construirla habría que recrear la vida misma.</text:p>
        </text:list-item>
      </text:list>
      <text:p text:style-name="Quotations">La máquina lógica no es un ideal a alcanzar,<text:line-break/>es una descripción de lo que ya existe.<text:line-break/>Y su nombre es vida.</text:p>
      <text:p text:style-name="Horizontal_20_Line"/>
      <text:h text:style-name="Heading_20_2" text:outline-level="2"><text:soft-page-break/>7. Epílogo poético</text:h>
      <text:p text:style-name="Quotations">La perfección no se compra, se sostiene.</text:p>
      <text:p text:style-name="Quotations">La vida la sostiene con galaxias, con soles, con materia y con tiempo.<text:line-break/>Cada átomo, cada célula, cada ser viviente es una parte del cálculo.</text:p>
      <text:p text:style-name="Quotations">Para pensar, la vida paga con el universo.</text:p>
      <text:p text:style-name="Quotations">Ese es su coste.<text:line-break/>Y también su grandeza.</text:p>
      <text:p text:style-name="Horizontal_20_Line"/>
      <text:p text:style-name="Text_20_body">¿Quieres que a continuación prepare la <text:span text:style-name="Strong_20_Emphasis">versión extendida del bloque final de interpretación mística</text:span>, para integrarlo como cierre del capítulo (siguiendo el estilo de los epílogos reflexivos de los laboratorios anteriores)?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8T16:42:20.360000000</meta:creation-date>
    <dc:date>2025-11-08T18:55:35.229000000</dc:date>
    <meta:editing-duration>PT7M32S</meta:editing-duration>
    <meta:editing-cycles>2</meta:editing-cycles>
    <meta:generator>LibreOffice/7.3.5.2$Windows_X86_64 LibreOffice_project/184fe81b8c8c30d8b5082578aee2fed2ea847c01</meta:generator>
    <meta:document-statistic meta:table-count="2" meta:image-count="0" meta:object-count="0" meta:page-count="8" meta:paragraph-count="154" meta:word-count="1971" meta:character-count="12381" meta:non-whitespace-character-count="10589"/>
  </office:meta>
</office:document-meta>
</file>